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CE9407EC.svm" manifest:media-type="image/x-svm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08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0.958cm" svg:x="1.4cm" svg:y="0.2cm">
          <draw:text-box>
            <text:p><text:span text:style-name="T1">f[i]</text:span></text:p>
          </draw:text-box>
        </draw:frame>
        <draw:frame draw:style-name="gr2" draw:text-style-name="P1" draw:layer="layout" svg:width="1cm" svg:height="1.65cm" svg:x="14.9cm" svg:y="4.65cm">
          <draw:text-box>
            <text:p><text:span text:style-name="T1">i</text:span></text:p>
          </draw:text-box>
        </draw:frame>
        <draw:frame draw:style-name="gr3" draw:text-style-name="P2" draw:layer="layout" svg:width="14.178cm" svg:height="7.975cm" svg:x="0.7cm" svg:y="1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11-30T15:17:28.521902222</dc:date>
    <meta:editing-duration>PT10M14S</meta:editing-duration>
    <meta:editing-cycles>23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E000000DD000000DDCE9407EC.svm"/>
      </style:chart-properties>
    </style:style>
    <style:style style:name="ch3" style:family="chart" style:data-style-name="N0">
      <style:chart-properties chart:display-label="true" chart:logarithmic="false" chart:minimum="0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automatic" chart:symbol-width="0.4cm" chart:symbol-height="0.4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179cm" svg:height="7.976cm" xlink:href="." xlink:type="simple" chart:class="chart:scatter" chart:style-name="ch1">
        <chart:plot-area chart:style-name="ch2" chart:data-source-has-labels="both" svg:x="0.283cm" svg:y="0.159cm" svg:width="13.613cm" svg:height="7.658cm">
          <chart:coordinate-region svg:x="0.825cm" svg:y="0.358cm" svg:width="12.977cm" svg:height="7.26cm"/>
          <chart:axis chart:dimension="x" chart:name="primary-x" chart:style-name="ch3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8" draw:display-name="Gradient 8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9" draw:display-name="Gradient 9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